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TI MODEL</text:p>
          </table:table-cell>
          <table:table-cell table:number-columns-repeated="6"/>
          <table:table-cell office:value-type="string" calcext:value-type="string">
            <text:p>SINGLE DIMENSION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INTC</text:p>
          </table:table-cell>
          <table:table-cell table:number-columns-repeated="5"/>
          <table:table-cell table:formula="of:=[.C5]" office:value-type="string" office:string-value="INTC" calcext:value-type="string">
            <text:p>INT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Pred Dir?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/>
          <table:table-cell office:value-type="float" office:value="19.64" calcext:value-type="float">
            <text:p>19.64</text:p>
          </table:table-cell>
          <table:table-cell/>
          <table:table-cell table:formula="of:=IF([.C9]&lt;[.B7];&quot;UP&quot;;IF([.D7]&lt;[.C9];&quot;DOWN&quot;;&quot;FLAT&quot;))" office:value-type="string" office:string-value="UP" calcext:value-type="string">
            <text:p>UP</text:p>
          </table:table-cell>
          <table:table-cell table:number-columns-repeated="2"/>
          <table:table-cell office:value-type="string" calcext:value-type="string">
            <text:p>Prev Close</text:p>
          </table:table-cell>
          <table:table-cell table:formula="of:=[.C9]" office:value-type="float" office:value="19.43" calcext:value-type="float">
            <text:p>19.4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redicted move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 Close</text:p>
          </table:table-cell>
          <table:table-cell office:value-type="float" office:value="19.43" calcext:value-type="float">
            <text:p>19.43</text:p>
          </table:table-cell>
          <table:table-cell table:number-columns-repeated="2"/>
          <table:table-cell office:value-type="string" calcext:value-type="string">
            <text:p>In Rang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office:value-type="float" office:value="19.38" calcext:value-type="float">
            <text:p>19.38</text:p>
          </table:table-cell>
          <table:table-cell table:number-columns-repeated="2"/>
          <table:table-cell table:formula="of:=IF([.C10]&gt;=[.B7];IF([.C10]&lt;=[.D7];&quot;YES&quot;;&quot;NO&quot;)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Predicted %</text:p>
          </table:table-cell>
          <table:table-cell table:style-name="ce1" table:formula="of:=[.J8]/[.J7]" office:value-type="percentage" office:value="0.00874935666495111" calcext:value-type="percentage">
            <text:p>0.87%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% Diff</text:p>
          </table:table-cell>
          <table:table-cell table:number-columns-repeated="3"/>
          <table:table-cell table:style-name="ce2" office:value-type="string" calcext:value-type="string">
            <text:p>ACTUAL DIR</text:p>
          </table:table-cell>
          <table:table-cell table:number-columns-repeated="2"/>
          <table:table-cell office:value-type="string" calcext:value-type="string">
            <text:p>Actual Diff</text:p>
          </table:table-cell>
          <table:table-cell table:formula="of:=[.C10]-[.J7]" office:value-type="float" office:value="-0.0500000000000007" calcext:value-type="float">
            <text:p>-0.05000000000000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table:style-name="ce2" table:formula="of:=IF([.C10]&lt;[.B7];&quot;UP&quot;;IF([.D7]&lt;[.C10];&quot;DOWN&quot;;&quot;FLAT&quot;))" office:value-type="string" office:string-value="UP" calcext:value-type="string">
            <text:p>UP</text:p>
          </table:table-cell>
          <table:table-cell table:number-columns-repeated="2"/>
          <table:table-cell office:value-type="string" calcext:value-type="string">
            <text:p>Actual Diiff %</text:p>
          </table:table-cell>
          <table:table-cell table:style-name="ce1" table:formula="of:=[.J12]/[.J7]" office:value-type="percentage" office:value="-0.00257334019557389" calcext:value-type="percentage">
            <text:p>-0.26%</text:p>
          </table:table-cell>
          <table:table-cell/>
        </table:table-row>
        <table:table-row table:style-name="ro1">
          <table:table-cell/>
          <table:table-cell table:style-name="ce1" table:formula="of:=([.C10]-[.B7])/[.C9]" office:value-type="percentage" office:value="-0.0113226968605251" calcext:value-type="percentage">
            <text:p>-1.13%</text:p>
          </table:table-cell>
          <table:table-cell/>
          <table:table-cell table:style-name="ce1" table:formula="of:=([.C10]-[.D7])/[.C9]" office:value-type="percentage" office:value="-0.0133813690169841" calcext:value-type="percentage">
            <text:p>-1.34%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-----------------</text:p>
          </table:table-cell>
          <table:table-cell/>
          <table:table-cell table:style-name="ce3" office:value-type="string" calcext:value-type="string">
            <text:p>Right?</text:p>
          </table:table-cell>
          <table:table-cell table:number-columns-repeated="2"/>
          <table:table-cell office:value-type="string" calcext:value-type="string">
            <text:p>Pred Dir</text:p>
          </table:table-cell>
          <table:table-cell table:formula="of:=IF([.J8]&gt;0;&quot;UP&quot;;IF([.J8]&lt;0;&quot;DOWN&quot;;&quot;FLAT&quot;))" office:value-type="string" office:string-value="UP" calcext:value-type="string">
            <text:p>UP</text:p>
          </table:table-cell>
          <table:table-cell table:style-name="ce3" office:value-type="string" calcext:value-type="string">
            <text:p>Right?</text:p>
          </table:table-cell>
        </table:table-row>
        <table:table-row table:style-name="ro1">
          <table:table-cell table:number-columns-repeated="5"/>
          <table:table-cell table:style-name="ce3" table:formula="of:=IF([.F13]=[.F7]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Act Dir</text:p>
          </table:table-cell>
          <table:table-cell table:formula="of:=IF([.J12]&gt;0;&quot;UP&quot;;IF([.J12]&lt;0;&quot;DOWN&quot;;&quot;FLAT&quot;))" office:value-type="string" office:string-value="DOWN" calcext:value-type="string">
            <text:p>DOWN</text:p>
          </table:table-cell>
          <table:table-cell table:style-name="ce3" table:formula="of:=IF([.J16]=[.J15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SPY</text:p>
          </table:table-cell>
          <table:table-cell table:number-columns-repeated="5"/>
          <table:table-cell table:formula="of:=[.C17]" office:value-type="string" office:string-value="SPY" calcext:value-type="string">
            <text:p>S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Pred Dir?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.25" calcext:value-type="float">
            <text:p>597.25</text:p>
          </table:table-cell>
          <table:table-cell/>
          <table:table-cell office:value-type="float" office:value="602.79" calcext:value-type="float">
            <text:p>602.79</text:p>
          </table:table-cell>
          <table:table-cell/>
          <table:table-cell table:formula="of:=IF([.C21]&lt;[.B19];&quot;UP&quot;;IF([.D19]&lt;[.C21];&quot;DOWN&quot;;&quot;FLAT&quot;))" office:value-type="string" office:string-value="FLAT" calcext:value-type="string">
            <text:p>FLAT</text:p>
          </table:table-cell>
          <table:table-cell table:number-columns-repeated="2"/>
          <table:table-cell office:value-type="string" calcext:value-type="string">
            <text:p>Prev Close</text:p>
          </table:table-cell>
          <table:table-cell table:formula="of:=[.C21]" office:value-type="float" office:value="601.82" calcext:value-type="float">
            <text:p>601.8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redicted move</text:p>
          </table:table-cell>
          <table:table-cell table:formula="of:=AVERAGE(-3.98;-3.47;-3.39;-4.41;-3.82;-2.34)" office:value-type="float" office:value="-3.56833333333333" calcext:value-type="float">
            <text:p>-3.5683333333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 Close</text:p>
          </table:table-cell>
          <table:table-cell office:value-type="float" office:value="601.82" calcext:value-type="float">
            <text:p>601.82</text:p>
          </table:table-cell>
          <table:table-cell table:number-columns-repeated="2"/>
          <table:table-cell office:value-type="string" calcext:value-type="string">
            <text:p>In Rang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office:value-type="float" office:value="597.77" calcext:value-type="float">
            <text:p>597.77</text:p>
          </table:table-cell>
          <table:table-cell table:number-columns-repeated="2"/>
          <table:table-cell table:formula="of:=IF([.C22]&gt;=[.B19];IF([.C22]&lt;=[.D19];&quot;YES&quot;;&quot;NO&quot;)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Predicted %</text:p>
          </table:table-cell>
          <table:table-cell table:style-name="ce1" table:formula="of:=[.J20]/[.J19]" office:value-type="percentage" office:value="-0.00592923687038206" calcext:value-type="percentage">
            <text:p>-0.59%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% Diff</text:p>
          </table:table-cell>
          <table:table-cell table:number-columns-repeated="3"/>
          <table:table-cell table:style-name="ce2" office:value-type="string" calcext:value-type="string">
            <text:p>ACTUAL DIR</text:p>
          </table:table-cell>
          <table:table-cell table:number-columns-repeated="2"/>
          <table:table-cell office:value-type="string" calcext:value-type="string">
            <text:p>Actual Diff</text:p>
          </table:table-cell>
          <table:table-cell table:formula="of:=[.C22]-[.J19]" office:value-type="float" office:value="-4.05000000000007" calcext:value-type="float">
            <text:p>-4.050000000000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table:style-name="ce2" table:formula="of:=IF([.C22]&lt;[.B19];&quot;UP&quot;;IF([.D19]&lt;[.C22];&quot;DOWN&quot;;&quot;FLAT&quot;))" office:value-type="string" office:string-value="FLAT" calcext:value-type="string">
            <text:p>FLAT</text:p>
          </table:table-cell>
          <table:table-cell table:number-columns-repeated="2"/>
          <table:table-cell office:value-type="string" calcext:value-type="string">
            <text:p>Actual Diiff %</text:p>
          </table:table-cell>
          <table:table-cell table:style-name="ce1" table:formula="of:=[.J24]/[.J19]" office:value-type="percentage" office:value="-0.00672958691967709" calcext:value-type="percentage">
            <text:p>-0.67%</text:p>
          </table:table-cell>
          <table:table-cell/>
        </table:table-row>
        <table:table-row table:style-name="ro1">
          <table:table-cell/>
          <table:table-cell table:style-name="ce1" table:formula="of:=([.C22]-[.B19])/[.C21]" office:value-type="percentage" office:value="0.000864045727958495" calcext:value-type="percentage">
            <text:p>0.09%</text:p>
          </table:table-cell>
          <table:table-cell/>
          <table:table-cell table:style-name="ce1" table:formula="of:=([.C22]-[.D19])/[.C21]" office:value-type="percentage" office:value="-0.00834136452759958" calcext:value-type="percentage">
            <text:p>-0.83%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-----------------</text:p>
          </table:table-cell>
          <table:table-cell table:number-columns-repeated="4"/>
          <table:table-cell office:value-type="string" calcext:value-type="string">
            <text:p>Pred Dir</text:p>
          </table:table-cell>
          <table:table-cell table:formula="of:=IF([.J20]&gt;0;&quot;UP&quot;;IF([.J20]&lt;0;&quot;DOWN&quot;;&quot;FLAT&quot;))" office:value-type="string" office:string-value="DOWN" calcext:value-type="string">
            <text:p>DOWN</text:p>
          </table:table-cell>
          <table:table-cell table:style-name="ce3" office:value-type="string" calcext:value-type="string">
            <text:p>Right?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Right?</text:p>
          </table:table-cell>
          <table:table-cell table:number-columns-repeated="2"/>
          <table:table-cell office:value-type="string" calcext:value-type="string">
            <text:p>Act Dir</text:p>
          </table:table-cell>
          <table:table-cell table:formula="of:=IF([.J24]&gt;0;&quot;UP&quot;;IF([.J24]&lt;0;&quot;DOWN&quot;;&quot;FLAT&quot;))" office:value-type="string" office:string-value="DOWN" calcext:value-type="string">
            <text:p>DOWN</text:p>
          </table:table-cell>
          <table:table-cell table:style-name="ce3" table:formula="of:=IF([.J28]=[.J27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QQQ</text:p>
          </table:table-cell>
          <table:table-cell table:number-columns-repeated="2"/>
          <table:table-cell table:style-name="ce3" table:formula="of:=IF([.F25]=[.F19];&quot;YES&quot;;&quot;NO&quot;)" office:value-type="string" office:string-value="YES" calcext:value-type="string">
            <text:p>YES</text:p>
          </table:table-cell>
          <table:table-cell table:number-columns-repeated="2"/>
          <table:table-cell table:formula="of:=[.C29]" office:value-type="string" office:string-value="QQQ" calcext:value-type="string">
            <text:p>QQ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Pred Dir?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9.09" calcext:value-type="float">
            <text:p>519.09</text:p>
          </table:table-cell>
          <table:table-cell/>
          <table:table-cell office:value-type="float" office:value="523.49" calcext:value-type="float">
            <text:p>523.49</text:p>
          </table:table-cell>
          <table:table-cell/>
          <table:table-cell table:formula="of:=IF([.C33]&lt;[.B31];&quot;UP&quot;;IF([.D31]&lt;[.C33];&quot;DOWN&quot;;&quot;FLAT&quot;))" office:value-type="string" office:string-value="FLAT" calcext:value-type="string">
            <text:p>FLAT</text:p>
          </table:table-cell>
          <table:table-cell table:number-columns-repeated="2"/>
          <table:table-cell office:value-type="string" calcext:value-type="string">
            <text:p>Prev Close</text:p>
          </table:table-cell>
          <table:table-cell table:formula="of:=[.C33]" office:value-type="float" office:value="522.29" calcext:value-type="float">
            <text:p>522.2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redicted move</text:p>
          </table:table-cell>
          <table:table-cell office:value-type="float" office:value="-4.21" calcext:value-type="float">
            <text:p>-4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 Close</text:p>
          </table:table-cell>
          <table:table-cell office:value-type="float" office:value="522.29" calcext:value-type="float">
            <text:p>522.29</text:p>
          </table:table-cell>
          <table:table-cell table:number-columns-repeated="2"/>
          <table:table-cell office:value-type="string" calcext:value-type="string">
            <text:p>In Rang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office:value-type="float" office:value="518.11" calcext:value-type="float">
            <text:p>518.11</text:p>
          </table:table-cell>
          <table:table-cell table:number-columns-repeated="2"/>
          <table:table-cell table:formula="of:=IF([.C34]&gt;=[.B31];IF([.C34]&lt;=[.D31];&quot;YES&quot;;&quot;NO&quot;)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Predicted %</text:p>
          </table:table-cell>
          <table:table-cell table:style-name="ce1" table:formula="of:=[.J32]/[.J31]" office:value-type="percentage" office:value="-0.00806065595741829" calcext:value-type="percentage">
            <text:p>-0.81%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% Diff</text:p>
          </table:table-cell>
          <table:table-cell table:number-columns-repeated="3"/>
          <table:table-cell table:style-name="ce2" office:value-type="string" calcext:value-type="string">
            <text:p>ACTUAL DIR</text:p>
          </table:table-cell>
          <table:table-cell table:number-columns-repeated="2"/>
          <table:table-cell office:value-type="string" calcext:value-type="string">
            <text:p>Actual Diff</text:p>
          </table:table-cell>
          <table:table-cell table:formula="of:=[.C34]-[.J31]" office:value-type="float" office:value="-4.17999999999995" calcext:value-type="float">
            <text:p>-4.179999999999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table:style-name="ce2" table:formula="of:=IF([.C34]&lt;[.B31];&quot;UP&quot;;IF([.D31]&lt;[.C34];&quot;DOWN&quot;;&quot;FLAT&quot;))" office:value-type="string" office:string-value="UP" calcext:value-type="string">
            <text:p>UP</text:p>
          </table:table-cell>
          <table:table-cell table:number-columns-repeated="2"/>
          <table:table-cell office:value-type="string" calcext:value-type="string">
            <text:p>Actual Diiff %</text:p>
          </table:table-cell>
          <table:table-cell table:style-name="ce1" table:formula="of:=[.J36]/[.J31]" office:value-type="percentage" office:value="-0.00800321660380239" calcext:value-type="percentage">
            <text:p>-0.80%</text:p>
          </table:table-cell>
          <table:table-cell/>
        </table:table-row>
        <table:table-row table:style-name="ro1">
          <table:table-cell/>
          <table:table-cell table:style-name="ce1" table:formula="of:=([.C34]-[.B31])/[.C33]" office:value-type="percentage" office:value="-0.00187635221811641" calcext:value-type="percentage">
            <text:p>-0.19%</text:p>
          </table:table-cell>
          <table:table-cell/>
          <table:table-cell table:style-name="ce1" table:formula="of:=([.C34]-[.D31])/[.C33]" office:value-type="percentage" office:value="-0.0103007907484348" calcext:value-type="percentage">
            <text:p>-1.03%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-----------------</text:p>
          </table:table-cell>
          <table:table-cell/>
          <table:table-cell table:style-name="ce3" office:value-type="string" calcext:value-type="string">
            <text:p>Right?</text:p>
          </table:table-cell>
          <table:table-cell table:number-columns-repeated="2"/>
          <table:table-cell office:value-type="string" calcext:value-type="string">
            <text:p>Pred Dir</text:p>
          </table:table-cell>
          <table:table-cell table:formula="of:=IF([.J32]&gt;0;&quot;UP&quot;;IF([.J32]&lt;0;&quot;DOWN&quot;;&quot;FLAT&quot;))" office:value-type="string" office:string-value="DOWN" calcext:value-type="string">
            <text:p>DOWN</text:p>
          </table:table-cell>
          <table:table-cell table:style-name="ce3" office:value-type="string" calcext:value-type="string">
            <text:p>Right?</text:p>
          </table:table-cell>
        </table:table-row>
        <table:table-row table:style-name="ro1">
          <table:table-cell table:number-columns-repeated="5"/>
          <table:table-cell table:style-name="ce3" table:formula="of:=IF([.F37]=[.F31]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Act Dir</text:p>
          </table:table-cell>
          <table:table-cell table:formula="of:=IF([.J36]&gt;0;&quot;UP&quot;;IF([.J36]&lt;0;&quot;DOWN&quot;;&quot;FLAT&quot;))" office:value-type="string" office:string-value="DOWN" calcext:value-type="string">
            <text:p>DOWN</text:p>
          </table:table-cell>
          <table:table-cell table:style-name="ce3" table:formula="of:=IF([.J40]=[.J39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AMZN</text:p>
          </table:table-cell>
          <table:table-cell table:number-columns-repeated="5"/>
          <table:table-cell table:formula="of:=[.C41]" office:value-type="string" office:string-value="AMZN" calcext:value-type="string">
            <text:p>AMZ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Pred Dir?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6.27" calcext:value-type="float">
            <text:p>236.27</text:p>
          </table:table-cell>
          <table:table-cell/>
          <table:table-cell office:value-type="float" office:value="236.92" calcext:value-type="float">
            <text:p>236.92</text:p>
          </table:table-cell>
          <table:table-cell/>
          <table:table-cell table:formula="of:=IF([.C45]&lt;[.B43];&quot;UP&quot;;IF([.D43]&lt;[.C45];&quot;DOWN&quot;;&quot;FLAT&quot;))" office:value-type="string" office:string-value="DOWN" calcext:value-type="string">
            <text:p>DOWN</text:p>
          </table:table-cell>
          <table:table-cell table:number-columns-repeated="2"/>
          <table:table-cell office:value-type="string" calcext:value-type="string">
            <text:p>Prev Close</text:p>
          </table:table-cell>
          <table:table-cell table:formula="of:=[.C45]" office:value-type="float" office:value="237.68" calcext:value-type="float">
            <text:p>237.6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redicted move</text:p>
          </table:table-cell>
          <table:table-cell office:value-type="float" office:value="-1.78" calcext:value-type="float">
            <text:p>-1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 Close</text:p>
          </table:table-cell>
          <table:table-cell office:value-type="float" office:value="237.68" calcext:value-type="float">
            <text:p>237.68</text:p>
          </table:table-cell>
          <table:table-cell table:number-columns-repeated="2"/>
          <table:table-cell office:value-type="string" calcext:value-type="string">
            <text:p>In Rang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office:value-type="float" office:value="237.42" calcext:value-type="float">
            <text:p>237.42</text:p>
          </table:table-cell>
          <table:table-cell table:number-columns-repeated="2"/>
          <table:table-cell table:formula="of:=IF([.C46]&gt;=[.B43];IF([.C46]&lt;=[.D43];&quot;YES&quot;;&quot;NO&quot;)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Predicted %</text:p>
          </table:table-cell>
          <table:table-cell table:style-name="ce1" table:formula="of:=[.J44]/[.J43]" office:value-type="percentage" office:value="-0.0074890609222484" calcext:value-type="percentage">
            <text:p>-0.75%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% Diff</text:p>
          </table:table-cell>
          <table:table-cell table:number-columns-repeated="3"/>
          <table:table-cell table:style-name="ce2" office:value-type="string" calcext:value-type="string">
            <text:p>ACTUAL DIR</text:p>
          </table:table-cell>
          <table:table-cell table:number-columns-repeated="2"/>
          <table:table-cell office:value-type="string" calcext:value-type="string">
            <text:p>Actual Diff</text:p>
          </table:table-cell>
          <table:table-cell table:formula="of:=[.C46]-[.J43]" office:value-type="float" office:value="-0.260000000000019" calcext:value-type="float">
            <text:p>-0.2600000000000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table:style-name="ce2" table:formula="of:=IF([.C46]&lt;[.B43];&quot;UP&quot;;IF([.D43]&lt;[.C46];&quot;DOWN&quot;;&quot;FLAT&quot;))" office:value-type="string" office:string-value="DOWN" calcext:value-type="string">
            <text:p>DOWN</text:p>
          </table:table-cell>
          <table:table-cell table:number-columns-repeated="2"/>
          <table:table-cell office:value-type="string" calcext:value-type="string">
            <text:p>Actual Diiff %</text:p>
          </table:table-cell>
          <table:table-cell table:style-name="ce1" table:formula="of:=[.J48]/[.J43]" office:value-type="percentage" office:value="-0.00109390777515996" calcext:value-type="percentage">
            <text:p>-0.11%</text:p>
          </table:table-cell>
          <table:table-cell/>
        </table:table-row>
        <table:table-row table:style-name="ro1">
          <table:table-cell/>
          <table:table-cell table:style-name="ce1" table:formula="of:=([.C46]-[.B43])/[.C45]" office:value-type="percentage" office:value="0.00483843823628398" calcext:value-type="percentage">
            <text:p>0.48%</text:p>
          </table:table-cell>
          <table:table-cell/>
          <table:table-cell table:style-name="ce1" table:formula="of:=([.C46]-[.D43])/[.C45]" office:value-type="percentage" office:value="0.00210366879838438" calcext:value-type="percentage">
            <text:p>0.21%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-----------------</text:p>
          </table:table-cell>
          <table:table-cell/>
          <table:table-cell table:style-name="ce3" office:value-type="string" calcext:value-type="string">
            <text:p>Right?</text:p>
          </table:table-cell>
          <table:table-cell table:number-columns-repeated="2"/>
          <table:table-cell office:value-type="string" calcext:value-type="string">
            <text:p>Pred Dir</text:p>
          </table:table-cell>
          <table:table-cell table:formula="of:=IF([.J44]&gt;0;&quot;UP&quot;;IF([.J44]&lt;0;&quot;DOWN&quot;;&quot;FLAT&quot;))" office:value-type="string" office:string-value="DOWN" calcext:value-type="string">
            <text:p>DOWN</text:p>
          </table:table-cell>
          <table:table-cell table:style-name="ce3" office:value-type="string" calcext:value-type="string">
            <text:p>Right?</text:p>
          </table:table-cell>
        </table:table-row>
        <table:table-row table:style-name="ro1">
          <table:table-cell table:number-columns-repeated="5"/>
          <table:table-cell table:style-name="ce3" table:formula="of:=IF([.F49]=[.F43]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Act Dir</text:p>
          </table:table-cell>
          <table:table-cell table:formula="of:=IF([.J48]&gt;0;&quot;UP&quot;;IF([.J48]&lt;0;&quot;DOWN&quot;;&quot;FLAT&quot;))" office:value-type="string" office:string-value="DOWN" calcext:value-type="string">
            <text:p>DOWN</text:p>
          </table:table-cell>
          <table:table-cell table:style-name="ce3" table:formula="of:=IF([.J52]=[.J51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TEAM</text:p>
          </table:table-cell>
          <table:table-cell table:number-columns-repeated="5"/>
          <table:table-cell table:formula="of:=[.C53]" office:value-type="string" office:string-value="TEAM" calcext:value-type="string">
            <text:p>TE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Pred Dir?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.72" calcext:value-type="float">
            <text:p>281.72</text:p>
          </table:table-cell>
          <table:table-cell/>
          <table:table-cell office:value-type="float" office:value="287.69" calcext:value-type="float">
            <text:p>287.69</text:p>
          </table:table-cell>
          <table:table-cell/>
          <table:table-cell table:formula="of:=IF([.C57]&lt;[.B55];&quot;UP&quot;;IF([.D55]&lt;[.C57];&quot;DOWN&quot;;&quot;FLAT&quot;))" office:value-type="string" office:string-value="DOWN" calcext:value-type="string">
            <text:p>DOWN</text:p>
          </table:table-cell>
          <table:table-cell table:number-columns-repeated="2"/>
          <table:table-cell office:value-type="string" calcext:value-type="string">
            <text:p>Prev Close</text:p>
          </table:table-cell>
          <table:table-cell table:formula="of:=[.C57]" office:value-type="float" office:value="306.78" calcext:value-type="float">
            <text:p>306.7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redicted move</text:p>
          </table:table-cell>
          <table:table-cell office:value-type="float" office:value="3.98" calcext:value-type="float">
            <text:p>3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 Close</text:p>
          </table:table-cell>
          <table:table-cell office:value-type="float" office:value="306.78" calcext:value-type="float">
            <text:p>306.78</text:p>
          </table:table-cell>
          <table:table-cell table:number-columns-repeated="2"/>
          <table:table-cell office:value-type="string" calcext:value-type="string">
            <text:p>In Rang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office:value-type="float" office:value="311.4" calcext:value-type="float">
            <text:p>311.4</text:p>
          </table:table-cell>
          <table:table-cell table:number-columns-repeated="2"/>
          <table:table-cell table:formula="of:=IF([.C58]&gt;=[.B55];IF([.C58]&lt;=[.D55];&quot;YES&quot;;&quot;NO&quot;)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Predicted %</text:p>
          </table:table-cell>
          <table:table-cell table:style-name="ce1" table:formula="of:=[.J56]/[.J55]" office:value-type="percentage" office:value="0.0129734663276615" calcext:value-type="percentage">
            <text:p>1.30%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% Diff</text:p>
          </table:table-cell>
          <table:table-cell table:number-columns-repeated="3"/>
          <table:table-cell table:style-name="ce2" office:value-type="string" calcext:value-type="string">
            <text:p>ACTUAL DIR</text:p>
          </table:table-cell>
          <table:table-cell table:number-columns-repeated="2"/>
          <table:table-cell office:value-type="string" calcext:value-type="string">
            <text:p>Actual Diff</text:p>
          </table:table-cell>
          <table:table-cell table:formula="of:=[.C58]-[.J55]" office:value-type="float" office:value="4.62" calcext:value-type="float">
            <text:p>4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table:style-name="ce2" table:formula="of:=IF([.C58]&lt;[.B55];&quot;UP&quot;;IF([.D55]&lt;[.C58];&quot;DOWN&quot;;&quot;FLAT&quot;))" office:value-type="string" office:string-value="DOWN" calcext:value-type="string">
            <text:p>DOWN</text:p>
          </table:table-cell>
          <table:table-cell table:number-columns-repeated="2"/>
          <table:table-cell office:value-type="string" calcext:value-type="string">
            <text:p>Actual Diiff %</text:p>
          </table:table-cell>
          <table:table-cell table:style-name="ce1" table:formula="of:=[.J60]/[.J55]" office:value-type="percentage" office:value="0.015059651867788" calcext:value-type="percentage">
            <text:p>1.51%</text:p>
          </table:table-cell>
          <table:table-cell/>
        </table:table-row>
        <table:table-row table:style-name="ro1">
          <table:table-cell/>
          <table:table-cell table:style-name="ce1" table:formula="of:=([.C58]-[.B55])/[.C57]" office:value-type="percentage" office:value="0.0967468544233651" calcext:value-type="percentage">
            <text:p>9.67%</text:p>
          </table:table-cell>
          <table:table-cell/>
          <table:table-cell table:style-name="ce1" table:formula="of:=([.C58]-[.D55])/[.C57]" office:value-type="percentage" office:value="0.077286654931873" calcext:value-type="percentage">
            <text:p>7.73%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-----------------</text:p>
          </table:table-cell>
          <table:table-cell/>
          <table:table-cell table:style-name="ce3" office:value-type="string" calcext:value-type="string">
            <text:p>Right?</text:p>
          </table:table-cell>
          <table:table-cell table:number-columns-repeated="2"/>
          <table:table-cell office:value-type="string" calcext:value-type="string">
            <text:p>Pred Dir</text:p>
          </table:table-cell>
          <table:table-cell table:formula="of:=IF([.J56]&gt;0;&quot;UP&quot;;IF([.J56]&lt;0;&quot;DOWN&quot;;&quot;FLAT&quot;))" office:value-type="string" office:string-value="UP" calcext:value-type="string">
            <text:p>UP</text:p>
          </table:table-cell>
          <table:table-cell table:style-name="ce3" office:value-type="string" calcext:value-type="string">
            <text:p>Right?</text:p>
          </table:table-cell>
        </table:table-row>
        <table:table-row table:style-name="ro1">
          <table:table-cell table:number-columns-repeated="5"/>
          <table:table-cell table:style-name="ce3" table:formula="of:=IF([.F61]=[.F55]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Act Dir</text:p>
          </table:table-cell>
          <table:table-cell table:formula="of:=IF([.J60]&gt;0;&quot;UP&quot;;IF([.J60]&lt;0;&quot;DOWN&quot;;&quot;FLAT&quot;))" office:value-type="string" office:string-value="UP" calcext:value-type="string">
            <text:p>UP</text:p>
          </table:table-cell>
          <table:table-cell table:style-name="ce3" table:formula="of:=IF([.J64]=[.J63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SH</text:p>
          </table:table-cell>
          <table:table-cell table:number-columns-repeated="5"/>
          <table:table-cell table:formula="of:=[.C65]" office:value-type="string" office:string-value="SH" calcext:value-type="string">
            <text:p>S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Pred Dir?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.49" calcext:value-type="float">
            <text:p>41.49</text:p>
          </table:table-cell>
          <table:table-cell/>
          <table:table-cell office:value-type="float" office:value="41.5" calcext:value-type="float">
            <text:p>41.5</text:p>
          </table:table-cell>
          <table:table-cell/>
          <table:table-cell table:formula="of:=IF([.C69]&lt;[.B67];&quot;UP&quot;;IF([.D67]&lt;[.C69];&quot;DOWN&quot;;&quot;FLAT&quot;))" office:value-type="string" office:string-value="FLAT" calcext:value-type="string">
            <text:p>FLAT</text:p>
          </table:table-cell>
          <table:table-cell table:number-columns-repeated="2"/>
          <table:table-cell office:value-type="string" calcext:value-type="string">
            <text:p>Prev Close</text:p>
          </table:table-cell>
          <table:table-cell table:formula="of:=[.C69]" office:value-type="float" office:value="41.49" calcext:value-type="float">
            <text:p>41.4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redicted move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 Close</text:p>
          </table:table-cell>
          <table:table-cell office:value-type="float" office:value="41.49" calcext:value-type="float">
            <text:p>41.49</text:p>
          </table:table-cell>
          <table:table-cell table:number-columns-repeated="2"/>
          <table:table-cell office:value-type="string" calcext:value-type="string">
            <text:p>In Rang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office:value-type="float" office:value="41.78" calcext:value-type="float">
            <text:p>41.78</text:p>
          </table:table-cell>
          <table:table-cell table:number-columns-repeated="2"/>
          <table:table-cell table:formula="of:=IF([.C70]&gt;=[.B67];IF([.C70]&lt;=[.D67];&quot;YES&quot;;&quot;NO&quot;)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Predicted %</text:p>
          </table:table-cell>
          <table:table-cell table:style-name="ce1" table:formula="of:=[.J68]/[.J67]" office:value-type="percentage" office:value="-0.00578452639190166" calcext:value-type="percentage">
            <text:p>-0.58%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% Diff</text:p>
          </table:table-cell>
          <table:table-cell table:number-columns-repeated="3"/>
          <table:table-cell table:style-name="ce2" office:value-type="string" calcext:value-type="string">
            <text:p>ACTUAL DIR</text:p>
          </table:table-cell>
          <table:table-cell table:number-columns-repeated="2"/>
          <table:table-cell office:value-type="string" calcext:value-type="string">
            <text:p>Actual Diff</text:p>
          </table:table-cell>
          <table:table-cell table:formula="of:=[.C70]-[.J67]" office:value-type="float" office:value="0.289999999999999" calcext:value-type="float">
            <text:p>0.289999999999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table:style-name="ce2" table:formula="of:=IF([.C70]&lt;[.B67];&quot;UP&quot;;IF([.D67]&lt;[.C70];&quot;DOWN&quot;;&quot;FLAT&quot;))" office:value-type="string" office:string-value="DOWN" calcext:value-type="string">
            <text:p>DOWN</text:p>
          </table:table-cell>
          <table:table-cell table:number-columns-repeated="2"/>
          <table:table-cell office:value-type="string" calcext:value-type="string">
            <text:p>Actual Diiff %</text:p>
          </table:table-cell>
          <table:table-cell table:style-name="ce1" table:formula="of:=[.J72]/[.J67]" office:value-type="percentage" office:value="0.00698963605688116" calcext:value-type="percentage">
            <text:p>0.70%</text:p>
          </table:table-cell>
          <table:table-cell/>
        </table:table-row>
        <table:table-row table:style-name="ro1">
          <table:table-cell/>
          <table:table-cell table:style-name="ce1" table:formula="of:=([.C70]-[.B67])/[.C69]" office:value-type="percentage" office:value="0.00698963605688116" calcext:value-type="percentage">
            <text:p>0.70%</text:p>
          </table:table-cell>
          <table:table-cell/>
          <table:table-cell table:style-name="ce1" table:formula="of:=([.C70]-[.D67])/[.C69]" office:value-type="percentage" office:value="0.0067486141238853" calcext:value-type="percentage">
            <text:p>0.67%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-----------------</text:p>
          </table:table-cell>
          <table:table-cell/>
          <table:table-cell table:style-name="ce3" office:value-type="string" calcext:value-type="string">
            <text:p>Right?</text:p>
          </table:table-cell>
          <table:table-cell table:number-columns-repeated="2"/>
          <table:table-cell office:value-type="string" calcext:value-type="string">
            <text:p>Pred Dir</text:p>
          </table:table-cell>
          <table:table-cell table:formula="of:=IF([.J68]&gt;0;&quot;UP&quot;;IF([.J68]&lt;0;&quot;DOWN&quot;;&quot;FLAT&quot;))" office:value-type="string" office:string-value="DOWN" calcext:value-type="string">
            <text:p>DOWN</text:p>
          </table:table-cell>
          <table:table-cell table:style-name="ce3" office:value-type="string" calcext:value-type="string">
            <text:p>Right?</text:p>
          </table:table-cell>
        </table:table-row>
        <table:table-row table:style-name="ro1">
          <table:table-cell table:number-columns-repeated="5"/>
          <table:table-cell table:style-name="ce3" table:formula="of:=IF([.F73]=[.F67]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Act Dir</text:p>
          </table:table-cell>
          <table:table-cell table:formula="of:=IF([.J72]&gt;0;&quot;UP&quot;;IF([.J72]&lt;0;&quot;DOWN&quot;;&quot;FLAT&quot;))" office:value-type="string" office:string-value="UP" calcext:value-type="string">
            <text:p>UP</text:p>
          </table:table-cell>
          <table:table-cell table:style-name="ce3" table:formula="of:=IF([.J76]=[.J75];&quot;YES&quot;;&quot;NO&quot;)" office:value-type="string" office:string-value="NO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6:28:33.547693310</meta:creation-date>
    <dc:date>2025-02-03T16:56:31.112059197</dc:date>
    <meta:editing-duration>PT7M37S</meta:editing-duration>
    <meta:editing-cycles>1</meta:editing-cycles>
    <meta:generator>LibreOffice/7.3.7.2$Linux_X86_64 LibreOffice_project/30$Build-2</meta:generator>
    <meta:document-statistic meta:table-count="1" meta:cell-count="260" meta:object-count="0"/>
  </office:meta>
</office:document-meta>
</file>